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958" officeooo:paragraph-rsid="00028958"/>
    </style:style>
    <style:style style:name="P2" style:family="paragraph" style:parent-style-name="Standard">
      <style:text-properties officeooo:rsid="0002cacb" officeooo:paragraph-rsid="0002cacb"/>
    </style:style>
    <style:style style:name="P3" style:family="paragraph" style:parent-style-name="Standard">
      <style:text-properties officeooo:rsid="0004494c" officeooo:paragraph-rsid="0004494c"/>
    </style:style>
    <style:style style:name="P4" style:family="paragraph" style:parent-style-name="Standard">
      <style:text-properties officeooo:rsid="0004494c" officeooo:paragraph-rsid="00051782"/>
    </style:style>
    <style:style style:name="P5" style:family="paragraph" style:parent-style-name="Standard">
      <style:text-properties officeooo:rsid="00051782" officeooo:paragraph-rsid="00051782"/>
    </style:style>
    <style:style style:name="P6" style:family="paragraph" style:parent-style-name="Standard">
      <style:text-properties officeooo:rsid="0005c949" officeooo:paragraph-rsid="0005c949"/>
    </style:style>
    <style:style style:name="P7" style:family="paragraph" style:parent-style-name="Standard">
      <style:text-properties officeooo:rsid="00069149" officeooo:paragraph-rsid="00069149"/>
    </style:style>
    <style:style style:name="T1" style:family="text">
      <style:text-properties officeooo:rsid="0002cacb"/>
    </style:style>
    <style:style style:name="T2" style:family="text">
      <style:text-properties officeooo:rsid="0004494c"/>
    </style:style>
    <style:style style:name="T3" style:family="text">
      <style:text-properties officeooo:rsid="00051782"/>
    </style:style>
    <style:style style:name="T4" style:family="text">
      <style:text-properties officeooo:rsid="00083e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야간 운전자 시인성 확보 기술 개발-야간 운전자 시인성 확보 기술 - 최소 조명 기술 = 72&gt;</text:p>
      <text:p text:style-name="P1">(조명 라이트 롸이트 라이팅 램프 렘푸 람프 (일루미 adj1 (네이션 네이팅)) 엘이디 앨이디 발광 가로등 도로등 원 레이저 레이져 래이저 laser* light* illumination* illuminating* lamp* led* (light adj1 emitting* adj1 diode*) ((street road highway) adj3 (light* lamp))) and (((광학 옵티컬 옵티칼 배광 반사판 프리즘 렌즈 optical* (light* ajd1 distributin* source) (reflect* adj1 plate*) prism lens) adj2 (설계 디자인 모델링 시뮬레이션 design* modeling* simulation*)) 조사각 (glanc* adj2 angle) 고속주사 (high adj3 speed adj3</text:p>
      <text:p text:style-name="P1">scann*) 주사* ((다각형 다면경 폴리건polygon) adj3 (거울 mirror) adj3 (주사* scanning)) 빔프로* (beam* adj2 project*)) and (도로 노면 차선 로드 road thoroughfare (road adj2 surface) lane (traffic adj2 lane) street*) and (E01* G02* F21* G08* H05*).ipc.</text:p>
      <text:p text:style-name="P1"/>
      <text:p text:style-name="P1">&lt;야간운전자 ~ - 야간 운전자 ~ - 레이저 등 활용 조명, 시선유도 기술 = 58&gt;</text:p>
      <text:p text:style-name="P1">(레이저 레이져 래이저 laser 광전자 루미네선스 ((전계 전기 일렉트로) ajd1 (루미네선스 luminescence)) electroluminesc* ((광 optical*) adj1 (섬유 파이버 화이바 fiber)) illuminate*) and (도로 노면 차선 로드 지면 델리네이터 시선유도 선형유도 표지* 발광 발산 road thoroughfare (road adj2 surface) lane (traffic adj2 lane) street* delineator (liner adj guidance) (indication adj lamp) stud maker emitt*) and (E01*).ipc.</text:p>
      <text:p text:style-name="P1"/>
      <text:p text:style-name="P1">&lt;야간 운전자 ~ - 야간 운전자 ~ - 차량 전조등 활용 도로 조명 및 시선유도 기술 = <text:span text:style-name="T1">30&gt;</text:span></text:p>
      <text:p text:style-name="P2">(전조등 헤드램프 해드램프 headlamp ((차량 자동차) and (램프 광원)) ((차량 자동차 vehicle vehicular automo* 차량 vehicular car autonomous) adj2 (광원 전조등* light headlamp))) and (도로 노면 차선 차도 로드 road (road adj2 <text:s/>surface) lane (traffic adj2 lane) street* ((시선 선형 liner* optical) adj2 (유도 guid*)) 델리네이터* 델리네이트* delineator* delineat* 표지병 반사판* reflector (indication adj2 lamp) maker* stud* (pavement adj3 marking) sign 반사물* 반사장치* 반사면* (light headlight* adj3 reflector))and (E01*).ipc.</text:p>
      <text:p text:style-name="P2"/>
      <text:p text:style-name="P2">&lt;야간 운전자 ~ - 노면 표시 시인성 확보기술 - 축광노면표시 기술 = <text:span text:style-name="T2">77&gt;</text:span></text:p>
      <text:p text:style-name="P3">(축광안료* 형광안료* 야광안료* 발광도료* ((축광 phosphorescent 형광 fluorescence 야광 luminous* glow-in-the-dark 발광) adj1 (안료 도료 pigment powder paint* color*)) 비즈 비드 유리 bead* 루미네선스* luminesc* glass* 재귀반사 retroreflect*) and ((도로 노면 차선 로드 road thoroughfare (road adj2 surface) lane (traffic adj2 lane) street*) adj5 (표시* 코팅* 도포* 도색* coat* mark*))</text:p>
      <text:p text:style-name="P3"/>
      <text:p text:style-name="P4">&lt;야간 운전자 ~ - 노면 <text:span text:style-name="T3">~ - 야간.악천후 시인선 확보 및 Black Ice 원거리 실시간 모니터링 시스템을 위한 적외선 관원 및 검출장치 및 시스템 = 132&gt; </text:span></text:p>
      <text:p text:style-name="P4"><text:span text:style-name="T3">((적외선* 인듐* 게르마늄* Infrared* germanium* indum*) adj5 (식별* 감지* 검출* 검파* 인식 detect* sensing discriminat*)) and (야간* night* 악천* 우천* rain* 블랙아이스* 빙판* 결빙* black-ice (black* adj2 ice*))</text:span></text:p>
      <text:p text:style-name="P4"/>
      <text:p text:style-name="P5">&lt;야간 운전자 <text:s/>~ - 노면 ~ - 차선용 적외선 감응재료 = 753&gt;</text:p>
      <text:p text:style-name="P5">(적외선 or infrared*) and (감응* 반응* response respond* reflect* 반사 detect* find recognize discover) and (차선* 도로* 노면* 스트리트 길 로드 road (road adj2 surface) lane* (traffic adj2 lane) street* (traffic adj2 sign) 델리네이트 델리네이터 delineat*) and (물질* 재료* 도포* 잉크* 페인트* 도색* material* ink* paint* mark* coat* pigment powder varnish tint stain 안료 도료 축광안료* 형광안료* 야광안료* 발광도료* ((축광 phosphorescent 형광 fluorescence 야광 luminous* glow-in-the-dark 발광) adj1 (안료 도료 pigment powder paint* color* varnish tint stain)))</text:p>
      <text:p text:style-name="P5"/>
      <text:p text:style-name="P5"/>
      <text:p text:style-name="P5"/>
      <text:p text:style-name="P5"/>
      <text:p text:style-name="P5"/>
      <text:p text:style-name="P6"><text:soft-page-break/>&lt;야간 운전자 ~ - 야간 도로 시인성 평가시스템 ~ - 야간 도로 시인 정보 조사 기술 <text:s/>= 2134 아직 다운로드 <text:span text:style-name="T4">X</text:span>&gt;</text:p>
      <text:p text:style-name="P6">((영상* 이미지* 사진* 화면* 비전 비젼 머신비전 머신비젼 컴퓨터비전 컴퓨터비젼 viedo image display ((machine computer) adj vision)) and (도로 노면 차선 차도 로드 road lane (traffic adj2 lane) street* 시선유도* 델리네이터 델리네이트 delineator delineat* 표지병 스터드 반사판* 갈매기표지* reflector maker stud (chevron adj1 sign)) and ((기계adj 학습) ((패턴 pattern) adj (인식 recognition)) 객체검출 휘도 조도 밝기 명도 색도 색감 명암 시인* 이미지처리 이미지추적 수치사전측량 (image adj processing) (image adj object adj tracking) (machine adj learnig) luminance brightness chromaticity color visibility) photogrammetry) and (E01* G06* G08* B60*).IPC.</text:p>
      <text:p text:style-name="P6"/>
      <text:p text:style-name="P7">&lt;야간 운전자 ~ - 야간 도로 ~- 야간 도로 시인성 평가 기술 = 1062&gt;</text:p>
      <text:p text:style-name="P7">(영상* 이미지* 사진* 화면* 비전 비젼 viedo image display) and (도로 노면 차선 차도 로드 road lane (traffic adj2 lane) street*) and ((기계 adj 학습) (패턴 adj 인식) 휘도 조도 밝기 명도 색도 색감 명암 (machine adj learnig) luminance brightness chromaticity color) and ((평가 조사 evaluat* assess* estima* measurement (detect* adj3 algorithm) ((자동 automat*) adj3 (조사 평가 measurement evaluat* assess* estima*))) 평가 조사 evaluat* assess* estima* measurement (detect* adj3 algorithm) ((자동 automat*) adj3 (조사 평가 measurement evaluat* assess* estima*))) and (E01* G06*).IP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7:40:53.367379084</meta:creation-date>
    <dc:date>2018-01-17T21:05:36.701085839</dc:date>
    <meta:editing-duration>PT2M42S</meta:editing-duration>
    <meta:editing-cycles>1</meta:editing-cycles>
    <meta:document-statistic meta:table-count="0" meta:image-count="0" meta:object-count="0" meta:page-count="2" meta:paragraph-count="17" meta:word-count="1335" meta:character-count="3916" meta:non-whitespace-character-count="3239"/>
    <meta:generator>LibreOffice/5.1.6.2$Linux_X86_64 LibreOffice_project/10m0$Build-2</meta:generator>
  </office:meta>
</office:document-meta>
</file>